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4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9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keep-with-next="auto"/>
      <style:text-properties fo:font-size="50pt" fo:font-weight="bold" style:font-size-asian="50pt" style:font-weight-asian="bold" style:font-size-complex="50pt" style:font-weight-complex="bold"/>
    </style:style>
    <style:style style:name="P28" style:family="paragraph" style:parent-style-name="Heading_20_1">
      <style:paragraph-properties fo:margin-top="0.3335in" fo:margin-bottom="0.0835in" loext:contextual-spacing="false" fo:line-height="100%" fo:text-align="center" style:justify-single-word="false" fo:keep-together="auto" fo:keep-with-next="auto"/>
    </style:style>
    <style:style style:name="P29" style:family="paragraph" style:parent-style-name="Heading_20_1" style:master-page-name="Standard">
      <style:paragraph-properties fo:margin-top="0.3335in" fo:margin-bottom="0.0835in" loext:contextual-spacing="false" fo:line-height="100%" fo:text-align="center" style:justify-single-word="false" fo:keep-together="auto" style:page-number="1" fo:keep-with-next="auto"/>
      <style:text-properties fo:font-size="50pt" fo:font-weight="bold" style:font-size-asian="50pt" style:font-weight-asian="bold" style:font-size-complex="50pt" style:font-weight-complex="bold"/>
    </style:style>
    <style:style style:name="P30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31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dmgiawrphn60"/></text:p>
      <text:p text:style-name="P27"><text:bookmark text:name="_j7owxpkbpn5i"/></text:p>
      <text:p text:style-name="P27"><text:bookmark text:name="_knoboim5wec6"/></text:p>
      <text:p text:style-name="P28"><text:bookmark text:name="_2upngurb11xh"/><text:span text:style-name="T1">Initiation à l’IAg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Shawn Musset, Enzo Chelli, Esteban Fourage, Lilian Lucas<text:line-break/></text:span> <text:span text:style-name="T2">Ressource : R3.10 – Initiation à l’IA générative</text:span></text:p>
      <text:p text:style-name="P2"><text:span text:style-name="T3">1. Description de la tâche sélectionnée</text:span></text:p>
      <text:p text:style-name="P2"><text:span text:style-name="T2">But :</text:span> expliquer clairement quelle tâche de développement vous avez choisie d’exploiter avec l’IA.</text:p>
      <text:p text:style-name="P2"><text:span text:style-name="T2">Contenu à écrire :</text:span></text:p>
      <text:list xml:id="list907559004" text:style-name="WWNum8">
        <text:list-item>
          <text:p text:style-name="P4">Contexte de la tâche (projet concerné, besoin technique ou fonctionnel).<text:line-break/></text:p>
        </text:list-item>
        <text:list-item>
          <text:p text:style-name="P13">Ressource choisie : R3.01, R3.02, R3.03 ou R3.04.<text:line-break/></text:p>
        </text:list-item>
        <text:list-item>
          <text:p text:style-name="P13">Objectifs attendus pour cette tâche.<text:line-break/></text:p>
        </text:list-item>
        <text:list-item>
          <text:p text:style-name="P18">Pourquoi cette tâche est pertinente pour l’usage de l’IA.<text:line-break/></text:p>
        </text:list-item>
      </text:list>
      <text:p text:style-name="P2"><text:span text:style-name="T4">Exemple : "Nous avons choisi de réaliser la fonctionnalité X du site web afin de tester l’IA sur l’écriture de code ou l’analyse des données clients."</text:span></text:p>
      <text:p text:style-name="Standard"><draw:rect text:anchor-type="as-char" style:rel-width="100%" draw:z-index="0" draw:style-name="gr1" draw:text-style-name="P32" svg:width="0.0012in" svg:height="0.0213in"><text:p/></draw:rect></text:p>
      <text:p text:style-name="P30"><text:bookmark text:name="_ibodhzidy4el"/><text:soft-page-break/><text:span text:style-name="T3">2. Niveau d’avancement avant l’utilisation de l’IA</text:span></text:p>
      <text:p text:style-name="P2"><text:span text:style-name="T2">But :</text:span> situer votre point de départ.</text:p>
      <text:p text:style-name="P2"><text:span text:style-name="T2">Contenu à écrire :</text:span></text:p>
      <text:list xml:id="list3085930561" text:style-name="WWNum9">
        <text:list-item>
          <text:p text:style-name="P5">Ce qui avait été réalisé avant d’utiliser l’IA.<text:line-break/></text:p>
        </text:list-item>
        <text:list-item>
          <text:p text:style-name="P14">Difficultés rencontrées ou points bloquants.<text:line-break/></text:p>
        </text:list-item>
        <text:list-item>
          <text:p text:style-name="P19">État général de la tâche (non commencée / partiellement réalisée / presque terminée).<text:line-break/></text:p>
        </text:list-item>
      </text:list>
      <text:p text:style-name="P2"><text:span text:style-name="T4">Exemple : "Avant l’utilisation de l’IA, nous avions développé l’interface de consultation des produits mais l’intégration du panier restait incomplète."</text:span></text:p>
      <text:p text:style-name="Standard"><draw:rect text:anchor-type="as-char" style:rel-width="100%" draw:z-index="1" draw:style-name="gr1" draw:text-style-name="P32" svg:width="0.0012in" svg:height="0.0213in"><text:p/></draw:rect></text:p>
      <text:p text:style-name="P30"><text:bookmark text:name="_poosef2tg4fc"/><text:span text:style-name="T3">3. Présentation de l’outil d’IA utilisé</text:span></text:p>
      <text:p text:style-name="P2"><text:span text:style-name="T2">But :</text:span> expliquer l’outil choisi et son rôle.</text:p>
      <text:p text:style-name="P2"><text:span text:style-name="T2">Contenu à écrire :</text:span></text:p>
      <text:list xml:id="list1807230605" text:style-name="WWNum5">
        <text:list-item>
          <text:p text:style-name="P6">Nom et version de l’outil.<text:line-break/></text:p>
        </text:list-item>
        <text:list-item>
          <text:p text:style-name="P15">Fonction principale (ex : génération de code, analyse, rédaction, tests).<text:line-break/></text:p>
        </text:list-item>
        <text:list-item>
          <text:p text:style-name="P15">Pourquoi cet outil a été sélectionné.<text:line-break/></text:p>
        </text:list-item>
        <text:list-item>
          <text:p text:style-name="P20">Limitations connues de l’outil (facultatif mais recommandé).<text:line-break/></text:p>
        </text:list-item>
      </text:list>
      <text:p text:style-name="P2"><text:span text:style-name="T4">Exemple : "Nous avons utilisé ChatGPT pour générer des fonctions PHP et vérifier la structure des données dans la base SQLite."</text:span></text:p>
      <text:p text:style-name="Standard"><draw:rect text:anchor-type="as-char" style:rel-width="100%" draw:z-index="2" draw:style-name="gr1" draw:text-style-name="P32" svg:width="0.0012in" svg:height="0.0213in"><text:p/></draw:rect></text:p>
      <text:p text:style-name="P30"><text:bookmark text:name="_ulwazclhd8e2"/><text:span text:style-name="T3">4. Utilisation de l’IA dans la tâche</text:span></text:p>
      <text:p text:style-name="P2"><text:span text:style-name="T2">But :</text:span> détailler comment l’IA a été exploitée.</text:p>
      <text:p text:style-name="P2"><text:span text:style-name="T2">Contenu à écrire :</text:span></text:p>
      <text:list xml:id="list2197862159" text:style-name="WWNum4">
        <text:list-item>
          <text:p text:style-name="P7">Tâches ou sous-tâches où l’IA a été utilisée.<text:line-break/></text:p>
        </text:list-item>
        <text:list-item>
          <text:p text:style-name="P16">Prompts / questions envoyés à l’IA.<text:line-break/></text:p>
        </text:list-item>
        <text:list-item>
          <text:p text:style-name="P16">Production de l’IA (résultat, code, analyse, suggestions).<text:line-break/></text:p>
        </text:list-item>
        <text:list-item>
          <text:p text:style-name="P16">Comment l’IA a été intégrée dans le travail quotidien.<text:line-break/></text:p>
        </text:list-item>
        <text:list-item>
          <text:p text:style-name="P21">Limites rencontrées et corrections éventuelles par l’équipe.<text:line-break/></text:p>
        </text:list-item>
      </text:list>
      <text:p text:style-name="P2"><text:span text:style-name="T4">Exemple : "L’IA a généré le code pour le calcul du total du panier, que nous avons ensuite adapté au format de notre base de données."</text:span></text:p>
      <text:p text:style-name="Standard"><text:soft-page-break/><draw:rect text:anchor-type="as-char" style:rel-width="100%" draw:z-index="3" draw:style-name="gr1" draw:text-style-name="P32" svg:width="0.0012in" svg:height="0.0213in"><text:p/></draw:rect></text:p>
      <text:p text:style-name="P30"><text:bookmark text:name="_4x82vy2ziykt"/><text:span text:style-name="T3">5. Retour d’expérience et analyse critique</text:span></text:p>
      <text:p text:style-name="P31"><text:bookmark text:name="_nookkypgz587"/><text:span text:style-name="T5">5.1 Analyse des résultats obtenus</text:span></text:p>
      <text:list xml:id="list1088474143" text:style-name="WWNum6">
        <text:list-item>
          <text:p text:style-name="P8">Comparer les résultats obtenus avec et sans l’IA.<text:line-break/></text:p>
        </text:list-item>
        <text:list-item>
          <text:p text:style-name="P22">Décrire si l’IA a amélioré le rendement, la qualité ou la compréhension.<text:line-break/></text:p>
        </text:list-item>
      </text:list>
      <text:p text:style-name="P31"><text:bookmark text:name="_1dkjyombmofk"/><text:span text:style-name="T5">5.2 Analyse critique de la démarche</text:span></text:p>
      <text:list xml:id="list4000558169" text:style-name="WWNum2">
        <text:list-item>
          <text:p text:style-name="P9">Points forts et points faibles de l’utilisation de l’IA.<text:line-break/></text:p>
        </text:list-item>
        <text:list-item>
          <text:p text:style-name="P23">Difficultés rencontrées et adaptations nécessaires.<text:line-break/></text:p>
        </text:list-item>
      </text:list>
      <text:p text:style-name="P31"><text:bookmark text:name="_m9ikwok4badb"/><text:span text:style-name="T5">5.3 Retour au regard de la démarche CRISTAL</text:span></text:p>
      <text:list xml:id="list3763817774" text:style-name="WWNum1">
        <text:list-item>
          <text:p text:style-name="P10">Comment l’utilisation de l’IA s’inscrit dans la démarche CRISTAL (Collecter, Représenter, Interpréter, Synthétiser, Tester, Analyser, Lier).<text:line-break/></text:p>
        </text:list-item>
        <text:list-item>
          <text:p text:style-name="P24">Observations et enseignements tirés.<text:line-break/></text:p>
        </text:list-item>
      </text:list>
      <text:p text:style-name="P31"><text:bookmark text:name="_sggimch50r5g"/><text:span text:style-name="T5">5.4 Recommandations</text:span></text:p>
      <text:list xml:id="list2820518562" text:style-name="WWNum7">
        <text:list-item>
          <text:p text:style-name="P11">Suggestions pour une meilleure exploitation future de l’IA.<text:line-break/></text:p>
        </text:list-item>
        <text:list-item>
          <text:p text:style-name="P25">Conseils pour les tâches similaires ou pour l’équipe suivante.<text:line-break/></text:p>
        </text:list-item>
      </text:list>
      <text:p text:style-name="P2"><text:span text:style-name="T4">Exemple : "Nous recommandons d’utiliser l’IA uniquement pour les tâches de génération de code répétitives, mais de toujours vérifier manuellement les résultats."</text:span></text:p>
      <text:p text:style-name="Standard"><draw:rect text:anchor-type="as-char" style:rel-width="100%" draw:z-index="4" draw:style-name="gr1" draw:text-style-name="P32" svg:width="0.0012in" svg:height="0.0213in"><text:p/></draw:rect></text:p>
      <text:p text:style-name="P30"><text:bookmark text:name="_vawuf7acli8h"/><text:span text:style-name="T3">6. Conclusion</text:span></text:p>
      <text:p text:style-name="P2"><text:span text:style-name="T2">Contenu à écrire :</text:span></text:p>
      <text:list xml:id="list1176136889" text:style-name="WWNum3">
        <text:list-item>
          <text:p text:style-name="P12">Synthèse de l’expérience.<text:line-break/></text:p>
        </text:list-item>
        <text:list-item>
          <text:p text:style-name="P17">Bénéfices apportés par l’IA.<text:line-break/></text:p>
        </text:list-item>
        <text:list-item>
          <text:p text:style-name="P17">Limites identifiées.<text:line-break/></text:p>
        </text:list-item>
        <text:list-item>
          <text:p text:style-name="P26">Perspective d’amélioration ou d’utilisation future.<text:line-break/></text:p>
        </text:list-item>
      </text:list>
      <text:p text:style-name="P2"><text:span text:style-name="T4">Exemple : "Cette expérience nous a permis de gagner du temps sur certaines parties techniques et de mieux comprendre comment intégrer un outil d’IA dans un projet de développement.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0" meta:word-count="510" meta:character-count="3231" meta:non-whitespace-character-count="2774"/>
    <meta:generator>LibreOfficeDev/6.0.5.2$Linux_X86_64 LibreOffice_project/</meta:generator>
  </office:meta>
</office:document-meta>
</file>